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" svg:font-family="courier, monospace"/>
  </office:font-face-decls>
  <office:automatic-styles>
    <style:style style:name="P1" style:family="paragraph" style:parent-style-name="Heading_20_3">
      <style:text-properties officeooo:rsid="00079b65" officeooo:paragraph-rsid="00079b65"/>
    </style:style>
    <style:style style:name="P2" style:family="paragraph" style:parent-style-name="Text_20_body">
      <style:text-properties officeooo:rsid="00079b65" officeooo:paragraph-rsid="00079b65"/>
    </style:style>
    <style:style style:name="T1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2" style:family="text">
      <style:text-properties style:font-name="Liberation Sans" fo:font-size="14pt" fo:font-weight="bold" officeooo:rsid="00079b65" style:font-name-asian="Noto Sans CJK SC" style:font-size-asian="14pt" style:font-weight-asian="bold" style:font-name-complex="Lohit Devanagari1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layout-2</text:p>
      <text:h text:style-name="P1" text:outline-level="3" text:is-list-header="true">quando bota o valor -1 ele vai at<text:span text:style-name="T1">é o final, de ponta a ponta</text:span></text:h>
      <text:p text:style-name="P2"><text:span text:style-name="T1">O span + numero significa: espanda *numero* colunas</text:span></text:p>
      <text:p text:style-name="P2"><text:span text:style-name="T1">ex:</text:span></text:p>
      <text:p text:style-name="P2"><text:span text:style-name="T1">grid-column: span 3 = espanda 3 colun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15:52.887033128</meta:creation-date>
    <dc:date>2022-06-29T19:12:04.594964687</dc:date>
    <meta:editing-duration>PT13H36M23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5" meta:word-count="31" meta:character-count="166" meta:non-whitespace-character-count="140"/>
  </office:meta>
</office:document-meta>
</file>